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e2ba" officeooo:paragraph-rsid="008ce2ba" style:font-name-asian="Noto Sans CJK KR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Noto Sans CJK KR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Noto Sans CJK KR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Noto Sans CJK KR" style:font-size-asian="8pt" style:font-weight-asian="normal" style:font-size-complex="8pt" style:font-weight-complex="normal"/>
    </style:style>
    <style:style style:name="T1" style:family="text">
      <style:text-properties officeooo:rsid="0094cb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行業協會與價格定製</text:p>
      <text:p text:style-name="P2"/>
      <text:p text:style-name="P3">近年中國的企業，大多是發現一個行業，做死一個行業。其主要原因是惡性價格戰。最後弄得所有和尚都沒水喝了。</text:p>
      <text:p text:style-name="P3"/>
      <text:p text:style-name="P3">中國沒有有效的工會，也沒有行業協會。</text:p>
      <text:p text:style-name="P3"/>
      <text:p text:style-name="P3">行業協會有利於各企業之間互相團結和監督。一個簡單的定價機制，可以是限制最低價，比如不得低於市場平均價格的<text:span text:style-name="T1">20%。當一個企業的出貨量大到一定程度時，自然就慢慢主導了定價權。</text:span></text:p>
      <text:p text:style-name="P3"/>
      <text:p text:style-name="P3">消費者學會，工會，與行業協會之間，互相制約，可以以契約精神來慢慢形成一種特有的企業商業文化。中國確實也是需要以自有的心學文化爲主，法爲輔。親人之間講法，哪一方勝出，都是家庭教育和家族的羞恥。婚姻和家族要維繫，如果要靠法，只能說是精神和文化的荒漠。</text:p>
      <text:p text:style-name="P3"/>
      <text:p text:style-name="P3">當養老敬老等，要靠國家出政策去鼓勵時，也就是一個國家精神文化荒漠話，人羣動物化的開始了。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3T23:57:57.123363605</dc:date>
    <meta:editing-duration>PT3H45M44S</meta:editing-duration>
    <meta:editing-cycles>136</meta:editing-cycles>
    <meta:document-statistic meta:table-count="0" meta:image-count="0" meta:object-count="0" meta:page-count="1" meta:paragraph-count="6" meta:word-count="328" meta:character-count="330" meta:non-whitespace-character-count="330"/>
  </office:meta>
</office:document-meta>
</file>